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7.96395833333333cm"/>
    </style:style>
    <style:style style:name="co2" style:family="table-column">
      <style:table-column-properties fo:break-before="auto" style:column-width="9.49854166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These instructions explain the requirements for Event 23, lifetime allowance charge file template.<text:s/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8">
            <text:p>The template this document describes is new and differs to previous versions.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2">
            <text:p>All fields must be completed.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Field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Forma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First name</text:p>
          </table:table-cell>
          <table:table-cell office:value-type="string" table:style-name="ce5">
            <text:p>The member's first name</text:p>
          </table:table-cell>
          <table:table-cell office:value-type="string" table:style-name="ce5">
            <text:p>The member’s first name must be 35 characters or fewer. The member’s first name must only include letters, spaces, or the symbols &amp; - ` ' . ^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ast name</text:p>
          </table:table-cell>
          <table:table-cell office:value-type="string" table:style-name="ce5">
            <text:p>The member's last name</text:p>
          </table:table-cell>
          <table:table-cell office:value-type="string" table:style-name="ce5">
            <text:p>The member’s last name must be 35 characters or fewer. The member’s first name must only include letters, spaces or the symbols &amp; - ` ' . ^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National Insurance number</text:p>
          </table:table-cell>
          <table:table-cell office:value-type="string" table:style-name="ce5">
            <text:p>The member's National Insurance number</text:p>
          </table:table-cell>
          <table:table-cell office:value-type="string" table:style-name="ce5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1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6">
            <text:p>Tax year money purchase pension savings statement issued</text:p>
          </table:table-cell>
          <table:table-cell office:value-type="string" table:style-name="ce5">
            <text:p>In which tax year was the money purchase pension savings statement issued?</text:p>
          </table:table-cell>
          <table:table-cell office:value-type="string" table:style-name="ce7">
            <text:p>Enter a valid tax year in the correct format, like 2020 to 2021</text:p>
          </table:table-cell>
          <table:table-cell table:number-columns-repeated="16381"/>
        </table:table-row>
        <table:table-row table:style-name="ro1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style-name="ro5">
          <table:table-cell office:value-type="string" table:style-name="ce7">
            <text:p>Pension input amounts</text:p>
          </table:table-cell>
          <table:table-cell office:value-type="string" table:style-name="ce7">
            <text:p>What is the total of the member’s pension input amounts, for money purchase arrangements, under the scheme for the tax year that the purchase pension savings statement was issued?</text:p>
          </table:table-cell>
          <table:table-cell office:value-type="string" table:style-name="ce5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 <text:s text:c="79"/>The total pension input amounts must exceed £0.01</text:p>
          </table:table-cell>
          <table:table-cell table:number-columns-repeated="16381"/>
        </table:table-row>
        <table:table-row table:style-name="ro1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meta:initial-creator>Microsoft Office User</meta:initial-creator>
    <dc:creator>Microsoft Office User</dc:creator>
    <meta:creation-date>2023-02-01T15:32:54Z</meta:creation-date>
    <dc:date>2023-02-02T10:59:38Z</dc:date>
  </office:meta>
</office:document-meta>
</file>